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783cm" style:rel-column-width="444*"/>
    </style:style>
    <style:style style:name="表1.B" style:family="table-column">
      <style:table-column-properties style:column-width="16.217cm" style:rel-column-width="9194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"/>
          </table:table-cell>
          <table:table-cell table:style-name="表1.B1" office:value-type="string">
            <text:p text:style-name="P2">Copy : statemet file</text:p>
            <text:p text:style-name="P2">to : C:\Users\user\AppData\Roaming\MetaQuotes\Terminal\5D28BD404C024725A623256D5EEF0486\MQL4\Files\Report_Trades</text:p>
          </table:table-cell>
        </table:table-row>
        <table:table-row>
          <table:table-cell table:style-name="表1.A2" office:value-type="string">
            <text:p text:style-name="P2">#</text:p>
          </table:table-cell>
          <table:table-cell table:style-name="表1.B2" office:value-type="string">
            <text:p text:style-name="P2">Copy statement file ==&gt; to card</text:p>
            <text:p text:style-name="P2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2">Copy : log files</text:p>
            <text:p text:style-name="P2"><text:a xlink:type="simple" xlink:href="file:///E:/fx" text:style-name="Internet_20_link" text:visited-style-name="Visited_20_Internet_20_Link">E:\fx</text:a></text:p>
            <text:p text:style-name="P2">C:\Users\user\AppData\Roaming\MetaQuotes\Terminal\5D28BD404C024725A623256D5EEF0486\MQL4\Files\Logs</text:p>
          </table:table-cell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2">Sdcard ==&gt; take out from : note-pc</text:p>
          </table:table-cell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7-24T13:51:07.74</dc:date>
    <dc:creator>岩淵 謙</dc:creator>
    <meta:editing-duration>PT5M58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10" meta:word-count="29" meta:character-count="325"/>
  </office:meta>
</office:document-meta>
</file>